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fo:background-color="#C6E0B4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3">
            <text:p>Enter measurement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A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B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C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D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E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F</text:p>
          </table:table-cell>
          <table:table-cell office:value-type="float" office:value="60" table:style-name="ce6">
            <text:p>60.00</text:p>
          </table:table-cell>
          <table:table-cell office:value-type="string" table:style-name="ce1">
            <text:p>mm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3">
            <text:p>Result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I (XY)</text:p>
          </table:table-cell>
          <table:table-cell office:value-type="float" office:value="0" table:formula="of:=([.C3]^2-[.C4]^2)/([.C3]^2+[.C4]^2)" table:style-name="ce5">
            <text:p>0.00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J (XZ)</text:p>
          </table:table-cell>
          <table:table-cell office:value-type="float" office:value="0" table:formula="of:=([.C5]^2-[.C6]^2)/([.C5]^2+[.C6]^2)" table:style-name="ce5">
            <text:p>0.00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K (YZ)</text:p>
          </table:table-cell>
          <table:table-cell office:value-type="float" office:value="0" table:formula="of:=([.C7]^2-[.C8]^2)/([.C7]^2+[.C8]^2)" table:style-name="ce5">
            <text:p>0.000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my me</dc:creator>
    <dc:date>2023-09-05T14:31:54Z</dc:date>
  </office:meta>
</office:document-meta>
</file>